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2.799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draw:fill="none" fo:min-height="9.245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39" style:family="graphic" style:parent-style-name="standard">
      <style:graphic-properties draw:stroke="none" draw:fill="none" fo:min-height="18.487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2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3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4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45" style:family="graphic" style:parent-style-name="standard">
      <style:graphic-properties draw:fill-color="#bbe33d" draw:textarea-horizontal-align="justify" draw:textarea-vertical-align="middle" draw:auto-grow-height="false" fo:min-height="8.326cm" fo:min-width="0cm"/>
    </style:style>
    <style:style style:name="gr46" style:family="graphic" style:parent-style-name="standard">
      <style:graphic-properties draw:fill-color="#bbe33d" draw:textarea-horizontal-align="justify" draw:textarea-vertical-align="middle" draw:auto-grow-height="false" fo:min-height="8.326cm" fo:min-width="0cm"/>
      <style:paragraph-properties style:writing-mode="lr-tb"/>
    </style:style>
    <style:style style:name="gr47" style:family="graphic" style:parent-style-name="standard">
      <style:graphic-properties draw:fill-color="#bbe33d" draw:textarea-horizontal-align="justify" draw:textarea-vertical-align="middle" draw:auto-grow-height="false" fo:min-height="9.114cm" fo:min-width="0cm"/>
      <style:paragraph-properties style:writing-mode="lr-tb"/>
    </style:style>
    <style:style style:name="gr48" style:family="graphic" style:parent-style-name="standard">
      <style:graphic-properties draw:fill-color="#bbe33d" draw:textarea-horizontal-align="justify" draw:textarea-vertical-align="middle" draw:auto-grow-height="false" fo:min-height="9.113cm" fo:min-width="0cm"/>
      <style:paragraph-properties style:writing-mode="lr-tb"/>
    </style:style>
    <style:style style:name="gr49" style:family="graphic" style:parent-style-name="standard">
      <style:graphic-properties draw:fill-color="#bbe33d" draw:textarea-horizontal-align="justify" draw:textarea-vertical-align="middle" draw:auto-grow-height="false" fo:min-height="1.312cm" fo:min-width="0cm"/>
      <style:paragraph-properties style:writing-mode="lr-tb"/>
    </style:style>
    <style:style style:name="gr50" style:family="graphic" style:parent-style-name="standard">
      <style:graphic-properties draw:fill-color="#fff200" draw:textarea-horizontal-align="justify" draw:textarea-vertical-align="middle" draw:auto-grow-height="false" fo:min-height="0.564cm" fo:min-width="0.262cm"/>
    </style:style>
    <style:style style:name="gr51" style:family="graphic" style:parent-style-name="standard">
      <style:graphic-properties draw:fill="solid" draw:fill-color="#3faf46" draw:textarea-horizontal-align="justify" draw:textarea-vertical-align="middle" draw:auto-grow-height="false" fo:min-height="0.565cm" fo:min-width="0.263cm"/>
    </style:style>
    <style:style style:name="gr52" style:family="graphic" style:parent-style-name="standard">
      <style:graphic-properties draw:fill-color="#bbe33d" draw:textarea-horizontal-align="justify" draw:textarea-vertical-align="middle" draw:auto-grow-height="false" fo:min-height="4.133cm" fo:min-width="0cm"/>
    </style:style>
    <style:style style:name="gr53" style:family="graphic" style:parent-style-name="standard">
      <style:graphic-properties draw:fill-color="#bbe33d" draw:textarea-horizontal-align="justify" draw:textarea-vertical-align="middle" draw:auto-grow-height="false" fo:min-height="4.135cm" fo:min-width="0cm"/>
      <style:paragraph-properties style:writing-mode="lr-tb"/>
    </style:style>
    <style:style style:name="gr54" style:family="graphic" style:parent-style-name="standard">
      <style:graphic-properties draw:fill-color="#fff200" draw:textarea-horizontal-align="justify" draw:textarea-vertical-align="middle" draw:auto-grow-height="false" fo:min-height="0.565cm" fo:min-width="0.263cm"/>
    </style:style>
    <style:style style:name="gr55" style:family="graphic" style:parent-style-name="standard">
      <style:graphic-properties draw:fill="solid" draw:fill-color="#3faf46" draw:textarea-horizontal-align="justify" draw:textarea-vertical-align="middle" draw:auto-grow-height="false" fo:min-height="0.563cm" fo:min-width="0.262cm"/>
    </style:style>
    <style:style style:name="gr56" style:family="graphic" style:parent-style-name="standard">
      <style:graphic-properties draw:fill-color="#bbe33d" draw:textarea-horizontal-align="justify" draw:textarea-vertical-align="middle" draw:auto-grow-height="false" fo:min-height="4.537cm" fo:min-width="0cm"/>
      <style:paragraph-properties style:writing-mode="lr-tb"/>
    </style:style>
    <style:style style:name="gr57" style:family="graphic" style:parent-style-name="standard">
      <style:graphic-properties draw:fill-color="#bbe33d" draw:textarea-horizontal-align="justify" draw:textarea-vertical-align="middle" draw:auto-grow-height="false" fo:min-height="4.536cm" fo:min-width="0cm"/>
      <style:paragraph-properties style:writing-mode="lr-tb"/>
    </style:style>
    <style:style style:name="gr58" style:family="graphic" style:parent-style-name="standard">
      <style:graphic-properties draw:fill-color="#bbe33d" draw:textarea-horizontal-align="justify" draw:textarea-vertical-align="middle" draw:auto-grow-height="false" fo:min-height="4.534cm" fo:min-width="0cm"/>
      <style:paragraph-properties style:writing-mode="lr-tb"/>
    </style:style>
    <style:style style:name="gr59" style:family="graphic" style:parent-style-name="standard">
      <style:graphic-properties draw:fill-color="#bbe33d" draw:textarea-horizontal-align="justify" draw:textarea-vertical-align="middle" draw:auto-grow-height="false" fo:min-height="0.549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3faf46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ffff6d" loext:opacity="100%" fo:font-size="42pt" fo:text-shadow="1pt 1pt" fo:font-weight="bold" style:font-size-asian="42pt" style:font-size-complex="42pt"/>
    </style:style>
    <style:style style:name="P23" style:family="paragraph">
      <loext:graphic-properties draw:fill-color="#bbe33d"/>
      <style:paragraph-properties fo:text-align="center"/>
    </style:style>
    <style:style style:name="P24" style:family="paragraph">
      <loext:graphic-properties draw:fill-color="#bbe33d"/>
      <style:paragraph-properties fo:text-align="center" style:writing-mode="lr-tb"/>
    </style:style>
    <style:style style:name="P2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ffff6d" loext:opacity="100%" fo:font-size="42pt" fo:text-shadow="1pt 1pt" fo:font-weight="bold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3.049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,</text:p>
            <text:p>(o N cuadrado)</text:p>
            <text:p><text:s/>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 o en un tiempo menor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1.103cm" svg:y="26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6.105cm" svg:y="17.1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5.705cm" svg:y="18.5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6" draw:layer="layout" svg:x1="3.2cm" svg:y1="15.6cm" svg:x2="7cm" svg:y2="11.8cm">
          <text:p/>
        </draw:line>
        <draw:line draw:style-name="gr16" draw:text-style-name="P6" draw:layer="layout" svg:x1="12.2cm" svg:y1="17cm" svg:x2="12.226cm" svg:y2="12.673cm">
          <text:p/>
        </draw:line>
        <draw:line draw:style-name="gr16" draw:text-style-name="P6" draw:layer="layout" svg:x1="12.426cm" svg:y1="12.8cm" svg:x2="16.6cm" svg:y2="12.727cm">
          <text:p/>
        </draw:line>
        <draw:line draw:style-name="gr16" draw:text-style-name="P6" draw:layer="layout" svg:x1="7.8cm" svg:y1="21.9cm" svg:x2="11.974cm" svg:y2="21.827cm">
          <text:p/>
        </draw:line>
        <draw:line draw:style-name="gr16" draw:text-style-name="P6" draw:layer="layout" svg:x1="8.426cm" svg:y1="26.073cm" svg:x2="12.6cm" svg:y2="26cm">
          <text:p/>
        </draw:line>
        <draw:line draw:style-name="gr16" draw:text-style-name="P6" draw:layer="layout" svg:x1="8.226cm" svg:y1="24.673cm" svg:x2="12.4cm" svg:y2="24.6cm">
          <text:p/>
        </draw:line>
        <draw:line draw:style-name="gr16" draw:text-style-name="P6" draw:layer="layout" svg:x1="8.2cm" svg:y1="23.273cm" svg:x2="12.374cm" svg:y2="23.2cm">
          <text:p/>
        </draw:line>
        <draw:line draw:style-name="gr16" draw:text-style-name="P6" draw:layer="layout" svg:x1="12.174cm" svg:y1="25.373cm" svg:x2="8cm" svg:y2="25.373cm">
          <text:p/>
        </draw:line>
        <draw:line draw:style-name="gr16" draw:text-style-name="P6" draw:layer="layout" svg:x1="12.201cm" svg:y1="25.373cm" svg:x2="8.027cm" svg:y2="25.373cm">
          <text:p/>
        </draw:line>
        <draw:line draw:style-name="gr16" draw:text-style-name="P6" draw:layer="layout" svg:x1="12.201cm" svg:y1="23.973cm" svg:x2="8.027cm" svg:y2="23.973cm">
          <text:p/>
        </draw:line>
        <draw:line draw:style-name="gr16" draw:text-style-name="P6" draw:layer="layout" svg:x1="12.201cm" svg:y1="22.473cm" svg:x2="8.027cm" svg:y2="22.473cm">
          <text:p/>
        </draw:line>
        <draw:line draw:style-name="gr16" draw:text-style-name="P6" draw:layer="layout" svg:x1="12.4cm" svg:y1="22cm" svg:x2="12.4cm" svg:y2="21.227cm">
          <text:p/>
        </draw:lin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8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9" draw:text-style-name="P3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15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6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15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6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8"><text:span text:style-name="T3">con la tercera generacion </text:span></text:p>
            <text:p text:style-name="P18"><text:span text:style-name="T3">entre ellos ‘D4’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8"><text:span text:style-name="T3">con la cuarta generacion </text:span></text:p>
            <text:p text:style-name="P18"><text:span text:style-name="T3">entre ellos ‘E5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8"><text:span text:style-name="T3">con la quinta generacion </text:span></text:p>
            <text:p text:style-name="P18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8"><text:span text:style-name="T3">con la sexta generacion </text:span></text:p>
            <text:p text:style-name="P18"><text:span text:style-name="T3">entre ellos ‘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8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8"><text:span text:style-name="T3">con la septima generacion </text:span></text:p>
            <text:p text:style-name="P18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39" draw:text-style-name="P3" draw:layer="layout" svg:width="18.923cm" svg:height="18.737cm" svg:x="1.077cm" svg:y="1.092cm">
          <draw:text-box>
            <text:p>el sistema ha encontrado la respuesta despues de 7 generaciones.</text:p>
            <text:p>el sistema avanza un paso en el proceso en cada generacion.</text:p>
            <text:p/>
            <text:p>Y con cada generacion, </text:p>
            <text:p>avanza un paso en la direccion correcta.</text:p>
            <text:p>No se pierde, no duda, no se equivoca.</text:p>
            <text:p>se mueve hacia el objetivo como si supiera adonde se encuentra.</text:p>
            <text:p/>
            <text:p>Con cada paso, avanza hacia el objetivo,</text:p>
            <text:p>Por el camino mas corto.</text:p>
            <text:p/>
            <text:p/>
            <text:p>hemos establecido que son necesarios al menos 7 pasos para alcanzar la salida,</text:p>
            <text:p>ya que se encuentra a una distancia de 7 casillas y la ficha no puede moverse mas de 1 casilla en cada jugada.</text:p>
            <text:p/>
            <text:p>de modo que,</text:p>
            <text:p>el sistema ha encontrado la respuesta con el <text:s/>minimo numero de pasos necesarios.</text:p>
            <text:p/>
            <text:p>No sera posible mejorarlo.</text:p>
            <text:p>Jamas existira un sistema mas eficiente que este, </text:p>
            <text:p>porque el problema no puede resolverse en un menor numero de paso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40" draw:text-style-name="P6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1" draw:text-style-name="P8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5.02cm" svg:height="1.73cm" svg:x="12.373cm" svg:y="2.866cm">
          <text:p text:style-name="P20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5.02cm" svg:height="1.73cm" svg:x="4.573cm" svg:y="19.566cm">
          <text:p text:style-name="P20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2" draw:layer="layout" svg:width="1.987cm" svg:height="2.312cm" svg:x="6.056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7.656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9.157cm" svg:y="11.985cm">
          <draw:text-box>
            <text:p><text:span text:style-name="T8">3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0.757cm" svg:y="10.385cm">
          <draw:text-box>
            <text:p><text:span text:style-name="T8">4</text:span></text:p>
          </draw:text-box>
        </draw:frame>
        <draw:frame draw:style-name="gr44" draw:text-style-name="P22" draw:layer="layout" svg:width="1.987cm" svg:height="2.312cm" svg:x="7.657cm" svg:y="13.585cm">
          <draw:text-box>
            <text:p><text:span text:style-name="T8">2</text:span></text:p>
          </draw:text-box>
        </draw:frame>
        <draw:frame draw:style-name="gr44" draw:text-style-name="P22" draw:layer="layout" svg:width="1.987cm" svg:height="2.312cm" svg:x="12.257cm" svg:y="8.785cm">
          <draw:text-box>
            <text:p><text:span text:style-name="T8">5</text:span></text:p>
          </draw:text-box>
        </draw:frame>
        <draw:frame draw:style-name="gr44" draw:text-style-name="P22" draw:layer="layout" svg:width="1.987cm" svg:height="2.312cm" svg:x="13.857cm" svg:y="7.285cm">
          <draw:text-box>
            <text:p><text:span text:style-name="T8">6</text:span></text:p>
          </draw:text-box>
        </draw:frame>
        <draw:frame draw:style-name="gr44" draw:text-style-name="P22" draw:layer="layout" svg:width="1.987cm" svg:height="2.312cm" svg:x="15.457cm" svg:y="5.685cm">
          <draw:text-box>
            <text:p><text:span text:style-name="T8">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3.6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4.405cm" svg:y="16.4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5.305cm" svg:y="5.393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3" draw:layer="layout" svg:width="1cm" svg:height="9.8cm" svg:x="4.7cm" svg:y="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4" draw:layer="layout" svg:width="1cm" svg:height="9.8cm" draw:transform="rotate (-1.57934844012967) translate (15.905cm 5.8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3.6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4.405cm" svg:y="16.4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5.305cm" svg:y="5.393cm">
            <text:p/>
            <draw:enhanced-geometry svg:viewBox="0 0 21600 21600" draw:type="rectangle" draw:enhanced-path="M 0 0 L 21600 0 21600 21600 0 21600 0 0 Z N"/>
          </draw:custom-shape>
        </draw:g>
        <draw:custom-shape draw:style-name="gr47" draw:text-style-name="P24" draw:layer="layout" svg:width="1cm" svg:height="10.7cm" draw:transform="rotate (-1.57934844012967) translate (15.903cm 16.7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7cm" draw:transform="rotate (-1.57934844012967) translate (15.903cm 13.6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7cm" draw:transform="rotate (-1.57934844012967) translate (15.903cm 7.3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696cm" draw:transform="rotate (-1.57934844012967) translate (15.903cm 8.88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10.7cm" draw:transform="rotate (-1.57934844012967) translate (15.903cm 10.5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4" draw:layer="layout" svg:width="1cm" svg:height="10.696cm" draw:transform="rotate (-1.57934844012967) translate (15.904cm 12.1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4" draw:layer="layout" svg:width="1cm" svg:height="10.696cm" draw:transform="rotate (-1.57934844012967) translate (15.904cm 15.2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4" draw:layer="layout" svg:width="1cm" svg:height="1.783cm" draw:transform="rotate (-0.00855211333477282) translate (15.615cm 6.21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41" draw:text-style-name="P8" draw:layer="layout" svg:width="1.492cm" svg:height="1.594cm" svg:x="5.119cm" svg:y="17.08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9" draw:layer="layout" svg:width="1.492cm" svg:height="1.594cm" svg:x="16.019cm" svg:y="5.985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22" draw:layer="layout" svg:width="1.987cm" svg:height="2.312cm" svg:x="6.757cm" svg:y="15.285cm">
          <draw:text-box>
            <text:p><text:span text:style-name="T8">1</text:span></text:p>
          </draw:text-box>
        </draw:frame>
        <draw:frame draw:style-name="gr44" draw:text-style-name="P22" draw:layer="layout" svg:width="1.987cm" svg:height="2.312cm" svg:x="8.357cm" svg:y="13.785cm">
          <draw:text-box>
            <text:p><text:span text:style-name="T8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g>
          <draw:frame draw:style-name="gr40" draw:text-style-name="P6" draw:layer="layout" svg:width="7.11cm" svg:height="7.127cm" svg:x="2.59cm" svg:y="4.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0" draw:text-style-name="P8" draw:layer="layout" svg:width="0.762cm" svg:height="0.814cm" svg:x="2.956cm" svg:y="10.77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763cm" svg:height="0.815cm" svg:x="8.527cm" svg:y="5.103cm">
            <text:p/>
            <draw:enhanced-geometry svg:viewBox="0 0 21600 21600" draw:type="rectangle" draw:enhanced-path="M 0 0 L 21600 0 21600 21600 0 21600 0 0 Z N"/>
          </draw:custom-shape>
        </draw:g>
        <draw:custom-shape draw:style-name="gr52" draw:text-style-name="P23" draw:layer="layout" svg:width="0.511cm" svg:height="5.008cm" svg:x="3.106cm" svg:y="5.5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24" draw:layer="layout" svg:width="0.511cm" svg:height="5.01cm" draw:transform="skewX (-0.00139626340159546) rotate (-1.58057017060607) translate (8.834cm 5.33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0" draw:text-style-name="P6" draw:layer="layout" svg:width="7.11cm" svg:height="7.127cm" svg:x="11.59cm" svg:y="4.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4" draw:text-style-name="P8" draw:layer="layout" svg:width="0.763cm" svg:height="0.815cm" svg:x="11.955cm" svg:y="10.67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9" draw:layer="layout" svg:width="0.762cm" svg:height="0.813cm" svg:x="17.527cm" svg:y="5.004cm">
            <text:p/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4" draw:layer="layout" svg:width="0.511cm" svg:height="5.469cm" draw:transform="skewX (-0.0010471975511966) rotate (-1.58057017060607) translate (17.833cm 10.82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1cm" svg:height="5.469cm" draw:transform="skewX (-0.000872664625997164) rotate (-1.58057017060607) translate (17.833cm 9.24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2cm" svg:height="5.469cm" draw:transform="skewX (-0.0010471975511966) rotate (-1.58057017060607) translate (17.833cm 6.02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4" draw:layer="layout" svg:width="0.511cm" svg:height="5.468cm" draw:transform="skewX (0.0010471975511966) rotate (-1.57865030842887) translate (17.833cm 6.79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4" draw:layer="layout" svg:width="0.512cm" svg:height="5.469cm" draw:transform="skewX (-0.0010471975511966) rotate (-1.58057017060607) translate (17.833cm 7.6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4" draw:layer="layout" svg:width="0.512cm" svg:height="5.467cm" draw:transform="skewX (-0.000349065850398863) rotate (-1.58057017060607) translate (17.833cm 8.438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4" draw:layer="layout" svg:width="0.511cm" svg:height="5.467cm" draw:transform="skewX (-0.0005235987755983) rotate (-1.58057017060607) translate (17.833cm 10.02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4" draw:layer="layout" svg:width="0.512cm" svg:height="0.912cm" draw:transform="skewX (-0.0010471975511966) rotate (-0.00977384381116877) translate (17.685cm 5.42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18T16:43:20.136000000</dc:date>
    <meta:editing-duration>PT5H59M17S</meta:editing-duration>
    <meta:editing-cycles>74</meta:editing-cycles>
    <meta:generator>LibreOffice/7.3.5.2$Windows_X86_64 LibreOffice_project/184fe81b8c8c30d8b5082578aee2fed2ea847c01</meta:generator>
    <meta:document-statistic meta:object-count="313"/>
  </office:meta>
</office:document-meta>
</file>